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A000000B0CB15F15C52B766E0.png" manifest:media-type="image/png"/>
  <manifest:file-entry manifest:full-path="Pictures/100000000000020A000000B002D90277143A660D.pdf" manifest:media-type="application/pdf"/>
  <manifest:file-entry manifest:full-path="Pictures/1000000000000206000000CB1237C11E2F92A343.pdf" manifest:media-type="application/pdf"/>
  <manifest:file-entry manifest:full-path="Pictures/1000000000000206000000CB05F87843C3D106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ebe34" officeooo:paragraph-rsid="000646e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ebe34" officeooo:paragraph-rsid="000646e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4a6c7" officeooo:paragraph-rsid="000646e4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4a6c7" officeooo:paragraph-rsid="0008126a" style:font-size-asian="10.5pt" style:font-weight-asian="bold" style:font-size-complex="12pt" style:font-weight-complex="bold"/>
    </style:style>
    <style:style style:name="T1" style:family="text">
      <style:text-properties officeooo:rsid="0006e9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</text:p>
      <text:p text:style-name="P2"/>
      <text:p text:style-name="P3">Ex <text:span text:style-name="T1">8</text:span> : <text:span text:style-name="T1">Relation d’Abbe</text:span></text:p>
      <text:p text:style-name="P3"><draw:frame draw:style-name="fr1" draw:name="Image1" text:anchor-type="paragraph" svg:x="0.014cm" svg:y="0.302cm" svg:width="16.887cm" svg:height="6.618cm" draw:z-index="0"><draw:image xlink:href="Pictures/1000000000000206000000CB1237C11E2F92A343.pdf" xlink:type="simple" xlink:show="embed" xlink:actuate="onLoad" loext:mime-type="application/pdf"/><draw:image xlink:href="Pictures/1000000000000206000000CB05F87843C3D10677.png" xlink:type="simple" xlink:show="embed" xlink:actuate="onLoad"/></draw:frame></text:p>
      <text:p text:style-name="P3"/>
      <text:p text:style-name="P4">Ex <text:span text:style-name="T1">9</text:span> : <text:span text:style-name="T1">Mesure algébrique et grandissement</text:span></text:p>
      <text:p text:style-name="P4"><draw:frame draw:style-name="fr1" draw:name="Image2" text:anchor-type="paragraph" svg:x="-0.041cm" svg:y="0.395cm" svg:width="17.009cm" svg:height="5.734cm" draw:z-index="1"><draw:image xlink:href="Pictures/100000000000020A000000B002D90277143A660D.pdf" xlink:type="simple" xlink:show="embed" xlink:actuate="onLoad" loext:mime-type="application/pdf"/><draw:image xlink:href="Pictures/100000000000020A000000B0CB15F15C52B766E0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0:13:30.628242329</meta:creation-date>
    <dc:date>2020-08-12T10:20:38.984411349</dc:date>
    <meta:editing-duration>PT7M8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3" meta:word-count="13" meta:character-count="72" meta:non-whitespace-character-count="62"/>
  </office:meta>
</office:document-meta>
</file>